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A00000052BC2FE1C6.tif" manifest:media-type="image/tif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1e3914"/>
    </style:style>
    <style:style style:name="P2" style:family="paragraph" style:parent-style-name="Standard">
      <style:paragraph-properties fo:text-align="start" style:justify-single-word="false" fo:break-before="page"/>
      <style:text-properties officeooo:rsid="001fa656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fa656" officeooo:paragraph-rsid="002b8af0"/>
    </style:style>
    <style:style style:name="P4" style:family="paragraph" style:parent-style-name="Standard" style:master-page-name="Index">
      <style:paragraph-properties fo:text-align="start" style:justify-single-word="false" style:page-number="auto"/>
      <style:text-properties officeooo:rsid="001fa656"/>
    </style:style>
    <style:style style:name="P5" style:family="paragraph" style:parent-style-name="Text_20_body">
      <style:text-properties officeooo:rsid="00261bdf" officeooo:paragraph-rsid="00261bdf"/>
    </style:style>
    <style:style style:name="P6" style:family="paragraph" style:parent-style-name="Text_20_body">
      <style:text-properties officeooo:rsid="00261bdf" officeooo:paragraph-rsid="002b8af0"/>
    </style:style>
    <style:style style:name="P7" style:family="paragraph" style:parent-style-name="Text_20_body">
      <style:text-properties officeooo:rsid="0027ee2a" officeooo:paragraph-rsid="0027ee2a"/>
    </style:style>
    <style:style style:name="P8" style:family="paragraph" style:parent-style-name="Text_20_body">
      <style:text-properties officeooo:rsid="00290dcf" officeooo:paragraph-rsid="00290dcf"/>
    </style:style>
    <style:style style:name="P9" style:family="paragraph" style:parent-style-name="Text_20_body">
      <style:text-properties officeooo:rsid="0029bfd5" officeooo:paragraph-rsid="0029bfd5"/>
    </style:style>
    <style:style style:name="P10" style:family="paragraph" style:parent-style-name="Text_20_body">
      <style:text-properties officeooo:rsid="002b8af0" officeooo:paragraph-rsid="002b8af0"/>
    </style:style>
    <style:style style:name="P11" style:family="paragraph" style:parent-style-name="Text_20_body">
      <style:text-properties officeooo:rsid="002d38f4" officeooo:paragraph-rsid="002d38f4"/>
    </style:style>
    <style:style style:name="P12" style:family="paragraph" style:parent-style-name="Text_20_body">
      <style:text-properties officeooo:rsid="002db62a" officeooo:paragraph-rsid="002db62a"/>
    </style:style>
    <style:style style:name="P13" style:family="paragraph" style:parent-style-name="Text_20_body">
      <style:text-properties officeooo:rsid="002ec468" officeooo:paragraph-rsid="002ec468"/>
    </style:style>
    <style:style style:name="P14" style:family="paragraph" style:parent-style-name="Text_20_body">
      <style:text-properties officeooo:rsid="002fd8e6" officeooo:paragraph-rsid="002fd8e6"/>
    </style:style>
    <style:style style:name="P15" style:family="paragraph" style:parent-style-name="Text_20_body">
      <style:text-properties officeooo:rsid="0030ec26" officeooo:paragraph-rsid="0030ec26"/>
    </style:style>
    <style:style style:name="P16" style:family="paragraph" style:parent-style-name="Text_20_body">
      <style:text-properties officeooo:rsid="003220ce" officeooo:paragraph-rsid="003220ce"/>
    </style:style>
    <style:style style:name="P17" style:family="paragraph" style:parent-style-name="Heading_20_1">
      <style:paragraph-properties fo:text-align="start" style:justify-single-word="false"/>
      <style:text-properties officeooo:rsid="00261bdf" officeooo:paragraph-rsid="00261bdf"/>
    </style:style>
    <style:style style:name="P18" style:family="paragraph" style:parent-style-name="Heading_20_1">
      <style:text-properties officeooo:rsid="00261bdf" officeooo:paragraph-rsid="00261bdf"/>
    </style:style>
    <style:style style:name="P19" style:family="paragraph" style:parent-style-name="Frame_20_contents">
      <style:paragraph-properties fo:text-align="start" style:justify-single-word="false"/>
      <style:text-properties officeooo:rsid="002fd8e6" officeooo:paragraph-rsid="002fd8e6"/>
    </style:style>
    <style:style style:name="P20" style:family="paragraph" style:parent-style-name="Frame_20_contents">
      <style:paragraph-properties fo:text-align="start" style:justify-single-word="false"/>
      <style:text-properties officeooo:rsid="0030ec26" officeooo:paragraph-rsid="0030ec26"/>
    </style:style>
    <style:style style:name="P21" style:family="paragraph" style:parent-style-name="Frame_20_contents">
      <style:paragraph-properties fo:text-align="start" style:justify-single-word="false"/>
      <style:text-properties officeooo:rsid="0031b497" officeooo:paragraph-rsid="0031b497"/>
    </style:style>
    <style:style style:name="P22" style:family="paragraph" style:parent-style-name="Frame_20_contents">
      <style:paragraph-properties fo:text-align="start" style:justify-single-word="false"/>
      <style:text-properties officeooo:rsid="003220ce" officeooo:paragraph-rsid="003220ce"/>
    </style:style>
    <style:style style:name="P23" style:family="paragraph" style:parent-style-name="Frame_20_contents">
      <style:paragraph-properties fo:text-align="start" style:justify-single-word="false"/>
      <style:text-properties officeooo:rsid="00333132" officeooo:paragraph-rsid="00333132"/>
    </style:style>
    <style:style style:name="P24" style:family="paragraph" style:parent-style-name="Frame_20_contents">
      <style:paragraph-properties fo:text-align="start" style:justify-single-word="false"/>
      <style:text-properties officeooo:rsid="0033a475" officeooo:paragraph-rsid="0033a475"/>
    </style:style>
    <style:style style:name="T1" style:family="text">
      <style:text-properties officeooo:rsid="001e3914"/>
    </style:style>
    <style:style style:name="T2" style:family="text">
      <style:text-properties officeooo:rsid="00261bdf"/>
    </style:style>
    <style:style style:name="T3" style:family="text">
      <style:text-properties officeooo:rsid="0029bfd5"/>
    </style:style>
    <style:style style:name="T4" style:family="text">
      <style:text-properties officeooo:rsid="002b8af0"/>
    </style:style>
    <style:style style:name="fr1" style:family="graphic" style:parent-style-name="Frame">
      <style:graphic-properties style:vertical-pos="top" style:vertical-rel="page-content" style:horizontal-pos="center" style:horizontal-rel="paragraph" fo:padding="0.0598in" fo:border="0.06pt solid #000000"/>
    </style:style>
    <style:style style:name="fr2" style:family="graphic" style:parent-style-name="Frame">
      <style:graphic-properties style:vertical-pos="middle" style:vertical-rel="page-content" style:horizontal-pos="center" style:horizontal-rel="paragraph" fo:padding="0.0598in" fo:border="0.06pt solid #000000"/>
    </style:style>
    <style:style style:name="fr3" style:family="graphic" style:parent-style-name="Frame">
      <style:graphic-properties style:vertical-pos="bottom" style:vertical-rel="page-content" style:horizontal-pos="center" style:horizontal-rel="paragraph" fo:padding="0.0598in" fo:border="0.06pt solid #000000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vertical-pos="middle" style:vertical-rel="page-content" style:horizontal-pos="center" style:horizontal-rel="paragraph"/>
    </style:style>
    <style:style style:name="fr6" style:family="graphic" style:parent-style-name="Frame">
      <style:graphic-properties style:vertical-pos="bottom" style:vertical-rel="page-content" style:horizontal-pos="center" style:horizontal-rel="paragraph"/>
    </style:style>
    <style:style style:name="fr7" style:family="graphic" style:parent-style-name="Frame">
      <style:graphic-properties style:vertical-pos="top" style:vertical-rel="page-content" style:horizontal-pos="center" style:horizontal-rel="paragraph"/>
    </style:style>
    <style:style style:name="fr8" style:family="graphic" style:parent-style-name="Graphics">
      <style:graphic-properties fo:margin-left="0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Cadre3" text:anchor-type="paragraph" svg:width="5in" svg:height="3in" draw:z-index="2"><draw:text-box><text:h text:style-name="P18" text:outline-level="1">Offrir des stages</text:h><text:p text:style-name="P5">En tant qu'employeur, je veux offrir des stages après avoir été sollicité et démontré mon intérêt.</text:p><text:p text:style-name="P7">Réf. : SE-23.</text:p></draw:text-box></draw:frame><draw:frame draw:style-name="fr2" draw:name="Cadre2" text:anchor-type="paragraph" svg:width="5in" svg:height="3in" draw:z-index="1"><draw:text-box><text:h text:style-name="P18" text:outline-level="1">Connaître mon domaine</text:h><text:p text:style-name="P5">En tant qu'agent de stage, je veux savoir le nombre d'étudiants à placer, leurs intérêts personnels et professionnels.</text:p><text:p text:style-name="P7">Réf. : SE-22</text:p></draw:text-box></draw:frame><draw:frame draw:style-name="fr1" draw:name="Cadre1" text:anchor-type="paragraph" svg:width="5in" svg:height="3in" draw:z-index="0"><draw:text-box><text:h text:style-name="P17" text:outline-level="1">Gestion de l'offre de stage</text:h><text:p text:style-name="Text_20_body"><text:span text:style-name="T2">En tant qu'utilisateur du système, je veux identifier, solliciter et recruter différents milieux de stage.</text:span></text:p><text:p text:style-name="P6">Réf. Composante « <text:span text:style-name="T4">Gestion de l'offre de stage »</text:span> du projet : Stage éducation.</text:p></draw:text-box></draw:frame></text:p>
      <text:p text:style-name="P2"><draw:frame draw:style-name="fr6" draw:name="Cadre6" text:anchor-type="paragraph" svg:width="5in" draw:z-index="5"><draw:text-box fo:min-height="3in"><text:h text:style-name="Heading_20_1" text:outline-level="1">Banque<text:span text:style-name="T3">s</text:span> de s<text:span text:style-name="T3">avoir</text:span></text:h><text:p text:style-name="P9">En tant qu'utilisateur administratif, je veux pouvoir alimenter des banques de données pour faciliter la gestion des nouvelles offres de stages.</text:p><text:p text:style-name="P9">Réf. : SE-26.</text:p></draw:text-box></draw:frame><draw:frame draw:style-name="fr5" draw:name="Cadre5" text:anchor-type="paragraph" svg:width="5in" draw:z-index="4"><draw:text-box fo:min-height="3in"><text:h text:style-name="Heading_20_1" text:outline-level="1">Relancer l'offre de stage</text:h><text:p text:style-name="P9">En tant qu'agent de stage, je veux être en mesure de relancer les offres de stages auprès de clientèles cibles.</text:p><text:p text:style-name="P9">Réf. : SE-25.</text:p></draw:text-box></draw:frame><draw:frame draw:style-name="fr4" draw:name="Cadre4" text:anchor-type="paragraph" svg:width="5in" svg:height="3in" draw:z-index="3"><draw:text-box><text:h text:style-name="Heading_20_1" text:outline-level="1">Diffuser les stages</text:h><text:p text:style-name="P8">En tant qu'agent de stage, je veux pouvoir diffuser les stages au sein de l'UQAM.</text:p><text:p text:style-name="P8">Réf. : SE-24.</text:p></draw:text-box></draw:frame></text:p>
      <text:p text:style-name="P3"><draw:frame draw:style-name="fr6" draw:name="Cadre9" text:anchor-type="paragraph" svg:width="5in" draw:z-index="8"><draw:text-box fo:min-height="3in"><text:h text:style-name="Heading_20_1" text:outline-level="1">Présenter les demandes</text:h><text:p text:style-name="P10">En tant qu'agent de stage, je veux regrouper l'ensemble des demandes de stages et les acheminer à l'employer.</text:p><text:p text:style-name="P10">Réf. : SE-28.</text:p></draw:text-box></draw:frame><draw:frame draw:style-name="fr5" draw:name="Cadre8" text:anchor-type="paragraph" svg:width="5in" draw:z-index="7"><draw:text-box fo:min-height="3in"><text:h text:style-name="Heading_20_1" text:outline-level="1">A<text:span text:style-name="T4">r</text:span>rimage des offres et des demandes</text:h><text:p text:style-name="P10">Concilier et regrouper les intentions de stages dans le but de conclure les placements.</text:p><text:p text:style-name="P10">Réf. Composante « Arrimage des offres et des demandes » du projet : Stage éducation.</text:p></draw:text-box></draw:frame><draw:frame draw:style-name="fr7" draw:name="Cadre7" text:anchor-type="paragraph" svg:width="5in" draw:z-index="6"><draw:text-box fo:min-height="3in"><text:h text:style-name="Heading_20_1" text:outline-level="1">Suivi aux organismes</text:h><text:p text:style-name="P10">En tant qu'agent, je veux être en mesure de saisir l'ensemble des intentions de stages et les soumettre aux organismes concernés.</text:p><text:p text:style-name="P10">Réf. : SE-27.</text:p></draw:text-box></draw:frame></text:p>
      <text:p text:style-name="P3"><draw:frame draw:style-name="fr6" draw:name="Cadre12" text:anchor-type="paragraph" svg:width="5in" draw:z-index="11"><draw:text-box fo:min-height="3in"><text:h text:style-name="Heading_20_1" text:outline-level="1">Recherche d'étudiant</text:h><text:p text:style-name="P13">En tant qu'agent de stage, je veux faire des recherches d'étudiants selon l'état de leur intention de stage, de leur programme et par le sigle.</text:p><text:p text:style-name="P13">Réf. : SE-31.</text:p><text:p text:style-name="P13"/></draw:text-box></draw:frame><draw:frame draw:style-name="fr5" draw:name="Cadre11" text:anchor-type="paragraph" svg:width="5in" draw:z-index="10"><draw:text-box fo:min-height="3in"><text:h text:style-name="Heading_20_1" text:outline-level="1">Évaluation du stage</text:h><text:p text:style-name="P12">En tant qu'agent de stage, employeur et personne-ressource, nous voulons être en mesure d'évaluer un stagiaire dans le cadre de son stage.</text:p><text:p text:style-name="P12">Réf. : SE-30.</text:p></draw:text-box></draw:frame><draw:frame draw:style-name="fr7" draw:name="Cadre10" text:anchor-type="paragraph" svg:width="5in" draw:z-index="9"><draw:text-box fo:min-height="3in"><text:h text:style-name="Heading_20_1" text:outline-level="1">Demande des commissions scolaires</text:h><text:p text:style-name="P11">En tant qu'agent de stage, je veux pouvoir traiter les réponses des commissions scolaires.</text:p><text:p text:style-name="P11">Réf. : SE-29.</text:p></draw:text-box></draw:frame></text:p>
      <text:p text:style-name="P3"><draw:frame draw:style-name="fr6" draw:name="Cadre15" text:anchor-type="paragraph" svg:width="5in" draw:z-index="14"><draw:text-box fo:min-height="3in"><text:h text:style-name="Heading_20_1" text:outline-level="1">Conclure un stage</text:h><text:p text:style-name="P14">En tant qu'agent de stage, je veux pouvoir conclure une entente de stage; et de mettre à jour le dossier de l'étudiant.</text:p><text:p text:style-name="P14">Réf. : SE-34.</text:p><text:p text:style-name="P14"/></draw:text-box></draw:frame><draw:frame draw:style-name="fr5" draw:name="Cadre14" text:anchor-type="paragraph" svg:width="5in" draw:z-index="13"><draw:text-box fo:min-height="3in"><text:h text:style-name="Heading_20_1" text:outline-level="1">Gestion des intentions de stage</text:h><text:p text:style-name="P14">En tant qu'agent de stage, je veux pouvoir modifier les intentions de stage au besoin et procéder à leur confirmation.</text:p><text:p text:style-name="P14">Réf. : SE-33.</text:p></draw:text-box></draw:frame><draw:frame draw:style-name="fr7" draw:name="Cadre13" text:anchor-type="paragraph" svg:width="5in" draw:z-index="12"><draw:text-box fo:min-height="3in"><text:h text:style-name="Heading_20_1" text:outline-level="1">Rencontre d'entrevue</text:h><text:p text:style-name="P14">En tant qu'agent de stage, je veux pouvoir planifier des entrevues entre les candidats potentiels et les employeurs.</text:p><text:p text:style-name="P14">Réf. : SE-32.</text:p></draw:text-box></draw:frame></text:p>
      <text:p text:style-name="P3"><draw:frame draw:style-name="fr6" draw:name="Cadre18" text:anchor-type="paragraph" svg:width="5in" draw:z-index="17"><draw:text-box fo:min-height="3in"><text:h text:style-name="Heading_20_1" text:outline-level="1">Rapport de stages confirmés</text:h><text:p text:style-name="P20">En tant qu'utilisateur administrateur, je veux consulter les rapports de stages confirmés.</text:p><text:p text:style-name="P20">Réf. : SE-37.</text:p></draw:text-box></draw:frame><draw:frame draw:style-name="fr5" draw:name="Cadre17" text:anchor-type="paragraph" svg:width="5in" draw:z-index="16"><draw:text-box fo:min-height="3in"><text:h text:style-name="Heading_20_1" text:outline-level="1">Gouvernance</text:h><text:p text:style-name="P15">En tant qu'agent de stage, je veux que le système respecte les règles du MEC pour les stages d'enseignement ainsi que toutes les autres règles institutionnelles pour l'ensemble des stages.</text:p><text:p text:style-name="P15">Réf. : SE-36.</text:p></draw:text-box></draw:frame><draw:frame draw:style-name="fr7" draw:name="Cadre16" text:anchor-type="paragraph" svg:width="5in" draw:z-index="15"><draw:text-box fo:min-height="3in"><text:h text:style-name="Heading_20_1" text:outline-level="1">Évaluation d'entrevue</text:h><text:p text:style-name="P19">En tant qu'employé, je veux être en mesure d'attribuer une cote à un candidat de stage à la suite de son entrevue de stage.</text:p><text:p text:style-name="P19">Réf. : SE-35.</text:p></draw:text-box></draw:frame></text:p>
      <text:p text:style-name="P3"><draw:frame draw:style-name="fr6" draw:name="Cadre21" text:anchor-type="paragraph" svg:width="5in" draw:z-index="20"><draw:text-box fo:min-height="3in"><text:h text:style-name="Heading_20_1" text:outline-level="1">Consulter la liste des modifications</text:h><text:p text:style-name="P21">En tant qu'agent de stage et d'employé du Bureau de la formation pratique, nous voulons consulter la liste des dossiers de stagiaire modifiés après la confirmation de stage.</text:p><text:p text:style-name="P21">Réf. : SE-40.</text:p></draw:text-box></draw:frame><draw:frame draw:style-name="fr5" draw:name="Cadre20" text:anchor-type="paragraph" svg:width="5in" draw:z-index="19"><draw:text-box fo:min-height="3in"><text:h text:style-name="Heading_20_1" text:outline-level="1">Liste des personnes-ressources</text:h><text:p text:style-name="P15">En tant qu'agent de stage, je veux avoir une banque centrale de personnes-ressources pour effectuer le suivi des stagiaires.</text:p><text:p text:style-name="P15">Réf. : SE-39.</text:p></draw:text-box></draw:frame><draw:frame draw:style-name="fr7" draw:name="Cadre19" text:anchor-type="paragraph" svg:width="5in" draw:z-index="18"><draw:text-box fo:min-height="3in"><text:h text:style-name="Heading_20_1" text:outline-level="1">Consultation du Bureau de la formation pratique</text:h><text:p text:style-name="P15">Il faut pouvoir consulter la liste des stages confirmés regroupés par commission scolaire.</text:p><text:p text:style-name="P15">Réf. : SE-38.</text:p></draw:text-box></draw:frame></text:p>
      <text:p text:style-name="P3"><draw:frame draw:style-name="fr6" draw:name="Cadre25" text:anchor-type="paragraph" svg:width="5in" draw:z-index="24"><draw:text-box fo:min-height="3in"><text:h text:style-name="Heading_20_1" text:outline-level="1">Planification de rencontre</text:h><text:p text:style-name="P22">En tant qu'agent de stage, je peux planifier des rencontres avec les stagiaires tout au long de leur cheminement.</text:p><text:p text:style-name="P22">Réf. : SE-43.</text:p></draw:text-box></draw:frame><draw:frame draw:style-name="fr5" draw:name="Cadre24" text:anchor-type="paragraph" svg:width="5in" draw:z-index="23"><draw:text-box fo:min-height="3in"><text:h text:style-name="Heading_20_1" text:outline-level="1">Consulter le dossier d'un étudiant</text:h><text:p text:style-name="P22">En tant qu'étudiant, agent de stage, employeur, nous voulons voir le dossier de stagiaire adapté en fonction des informations qui nous sont destinées.</text:p><text:p text:style-name="P22">Réf. : SE-42.</text:p></draw:text-box></draw:frame><draw:frame draw:style-name="fr7" draw:name="Cadre23" text:anchor-type="paragraph" svg:width="5in" draw:z-index="22"><draw:text-box fo:min-height="3in"><text:h text:style-name="Heading_20_1" text:outline-level="1">Formuler une intention de stage</text:h><text:p text:style-name="P16">En tant qu'étudiant, je veux pouvoir formuler une intention de stage.</text:p><text:p text:style-name="P16">Réf. : SE-41.</text:p></draw:text-box></draw:frame><draw:frame draw:style-name="fr7" draw:name="Cadre22" text:anchor-type="paragraph" svg:width="5in" draw:z-index="21"><draw:text-box fo:min-height="3in"><text:h text:style-name="Heading_20_1" text:outline-level="1">Gestion de la demande de stage</text:h><text:p text:style-name="P16">Répondre aux intentions de stage en sollicitant différents milieux d'emploi.</text:p><text:p text:style-name="P16">Réf.  Composante « Gestion de la demande de stage » du projet : Stage éducation.</text:p></draw:text-box></draw:frame></text:p>
      <text:p text:style-name="P3"><draw:frame draw:style-name="fr7" draw:name="Cadre26" text:anchor-type="paragraph" svg:width="5in" draw:z-index="25"><draw:text-box fo:min-height="3in"><text:h text:style-name="Heading_20_1" text:outline-level="1">Relance d'offre de stage</text:h><text:p text:style-name="P22">En tant qu'agent de stage, je veux pouvoir avoir une liste d'étudiant admissible afin de faire la relance d'offre de stage.</text:p><text:p text:style-name="P22">Réf. : SE-44.</text:p></draw:text-box></draw:frame><draw:frame draw:style-name="fr5" draw:name="Cadre27" text:anchor-type="paragraph" svg:width="5in" draw:z-index="26"><draw:text-box fo:min-height="3in"><text:h text:style-name="Heading_20_1" text:outline-level="1">Postuler à un stage</text:h><text:p text:style-name="P23">En tant qu'étudiant, je veux pouvoir postuler à un stage par moi-même ou par l'intermédiaire d'un agent de stage.</text:p><text:p text:style-name="P23">Réf. : SE-45.</text:p><text:p text:style-name="P23"/></draw:text-box></draw:frame><draw:frame draw:style-name="fr6" draw:name="Cadre28" text:anchor-type="paragraph" svg:width="5in" draw:z-index="27"><draw:text-box fo:min-height="3in"><text:h text:style-name="Heading_20_1" text:outline-level="1">Gestion de la demande de stage</text:h><text:p text:style-name="P24">Répondre aux intentions de stage en sollicitant différents milieux de travail</text:p><text:p text:style-name="P24">Réf. : Composante « Gestion de la demande de stage » du projet : Stage éducation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50%"/>
      <style:text-properties style:font-name="Arial1" fo:font-family="Arial" style:font-style-name="Normal" style:font-family-generic="swiss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fo:padding="0.1201in" fo:border-left="none" fo:border-right="none" fo:border-top="0.06pt solid #0084d1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1701in" loext:contextual-spacing="false" fo:text-indent="0in" style:auto-text-indent="false" fo:background-color="transparent" fo:padding="0.0201in" fo:border-left="none" fo:border-right="none" fo:border-top="none" fo:border-bottom="0.26pt solid #000000" style:shadow="none">
        <style:tab-stops/>
        <style:background-image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text-transform="uppercase" fo:color="#0084d1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>
      <style:text-properties fo:font-size="14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6pt solid #000000" style:shadow="none" draw:shadow-opacity="100%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e3914"/>
    </style:style>
    <style:style style:name="MT1" style:family="text">
      <style:text-properties officeooo:rsid="001e3914"/>
    </style:style>
    <style:style style:name="Mfr1" style:family="graphic" style:parent-style-name="Graphics">
      <style:graphic-properties fo:margin-left="0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/text:span><text:span text:style-name="MT1"><text:subject>Sujet du document</text:subject></text:span><text:span text:style-name="MT1"><text:tab/></text:span><text:span text:style-name="MT1"><text:page-number text:select-page="current">0</text:page-number></text:span><draw:frame draw:style-name="Mfr1" draw:name="Image 3" text:anchor-type="char" svg:x="0in" svg:y="0.05in" svg:width="0.9311in" svg:height="0.2681in" draw:z-index="0"><draw:image xlink:href="Pictures/100000000000011A00000052BC2FE1C6.tif" xlink:type="simple" xlink:show="embed" xlink:actuate="onLoad"/></draw:frame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7:08.654000000</meta:creation-date>
    <meta:editing-duration>PT3H56M38S</meta:editing-duration>
    <meta:editing-cycles>10</meta:editing-cycles>
    <meta:generator>LibreOffice/4.3.1.2$Windows_x86 LibreOffice_project/958349dc3b25111dbca392fbc281a05559ef6848</meta:generator>
    <dc:subject>Sujet du document</dc:subject>
    <dc:title>SAVModele</dc:title>
    <meta:initial-creator>Gabriel Com</meta:initial-creator>
    <dc:date>2015-04-29T15:55:04.086000000</dc:date>
    <dc:creator>Gabriel Com</dc:creator>
    <meta:printed-by>Gabriel Com</meta:printed-by>
    <meta:print-date>2015-04-29T12:41:48.339000000</meta:print-date>
    <meta:document-statistic meta:table-count="0" meta:image-count="1" meta:object-count="0" meta:page-count="9" meta:paragraph-count="85" meta:word-count="762" meta:character-count="4633" meta:non-whitespace-character-count="3898"/>
    <meta:user-defined meta:name="Info 1"/>
    <meta:user-defined meta:name="Info 2"/>
    <meta:user-defined meta:name="Info 3"/>
    <meta:user-defined meta:name="Info 4"/>
    <meta:template xlink:type="simple" xlink:actuate="onRequest" xlink:title="SAVModele" xlink:href="../Cartes%205x3.ott" meta:date="2015-04-29T10:27:08.007000000"/>
  </office:meta>
</office:document-meta>
</file>